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2.511cm"/>
    </style:style>
    <style:style style:name="co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041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3.568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6.424cm"/>
    </style:style>
    <style:style style:name="co27" style:family="table-column">
      <style:table-column-properties fo:break-before="auto" style:column-width="6.475cm"/>
    </style:style>
    <style:style style:name="ro13" style:family="table-row">
      <style:table-row-properties style:row-height="1.711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579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1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82" style:family="table-cell" style:parent-style-name="Default">
      <style:table-cell-properties fo:border="0.002cm solid #000000"/>
      <style:text-properties style:font-name="Arial" fo:font-size="10pt"/>
    </style:style>
    <style:style style:name="ce71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2cm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2cm solid #000000"/>
    </style:style>
    <style:style style:name="ce85" style:family="table-cell" style:parent-style-name="Default">
      <style:table-cell-properties fo:border="0.002cm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2cm solid #000000"/>
      <style:text-properties style:font-name="Arial"/>
    </style:style>
    <style:style style:name="ce8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5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 fo:border="none" style:vertical-align="top"/>
      <style:text-properties style:font-name="Arial" fo:font-size="10pt" style:font-name-asian="Tahoma" style:font-size-asian="10pt" style:font-size-complex="11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,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.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6548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0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1">
            <text:p>21</text:p>
          </table:table-cell>
          <table:table-cell table:style-name="ce183" table:formula="of:=COUNTIF([.L$7:.L$1012];[.$J2])" office:value-type="float" office:value="23">
            <text:p>23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4">
            <text:p>4</text:p>
          </table:table-cell>
          <table:table-cell table:style-name="ce183" table:formula="of:=COUNTIF([.L$7:.L$1012];[.$J3])" office:value-type="float" office:value="2">
            <text:p>2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5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25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1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25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TESTTN-634</text:p>
          </table:table-cell>
          <table:table-cell table:style-name="ce186" table:number-columns-repeated="232"/>
          <table:table-cell table:style-name="ce192"/>
          <table:table-cell table:style-name="ce142" table:number-columns-repeated="9"/>
        </table:table-row>
        <table:table-row table:style-name="ro26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2"/>
          <table:table-cell table:style-name="ce142" table:number-columns-repeated="9"/>
        </table:table-row>
        <table:table-row table:style-name="ro26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2"/>
          <table:table-cell table:style-name="ce142" table:number-columns-repeated="9"/>
        </table:table-row>
        <table:table-row table:style-name="ro26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8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7" table:number-columns-repeated="243"/>
        </table:table-row>
        <table:table-row table:style-name="ro28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8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8" office:value-type="string">
            <text:p>Failed</text:p>
          </table:table-cell>
          <table:table-cell table:style-name="ce188" office:value-type="string">
            <text:p>Failed</text:p>
          </table:table-cell>
          <table:table-cell table:style-name="ce187" office:value-type="string">
            <text:p>TESTTN-739</text:p>
          </table:table-cell>
          <table:table-cell table:style-name="ce187" table:number-columns-repeated="242"/>
        </table:table-row>
        <table:table-row table:style-name="ro26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Failed</text:p>
          </table:table-cell>
          <table:table-cell table:style-name="ce190" office:value-type="string">
            <text:p>Passed</text:p>
          </table:table-cell>
          <table:table-cell table:style-name="ce190" office:value-type="string">
            <text:p>TESTTN-740</text:p>
          </table:table-cell>
          <table:table-cell table:style-name="ce190" table:number-columns-repeated="233"/>
          <table:table-cell table:style-name="ce142" table:number-columns-repeated="9"/>
        </table:table-row>
        <table:table-row table:style-name="ro26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Failed</text:p>
          </table:table-cell>
          <table:table-cell table:style-name="ce190" office:value-type="string">
            <text:p>Passed</text:p>
          </table:table-cell>
          <table:table-cell table:style-name="ce190" office:value-type="string">
            <text:p>TESTTN-740</text:p>
          </table:table-cell>
          <table:table-cell table:style-name="ce190" table:number-columns-repeated="233"/>
          <table:table-cell table:style-name="ce142" table:number-columns-repeated="9"/>
        </table:table-row>
        <table:table-row table:style-name="ro25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Failed</text:p>
          </table:table-cell>
          <table:table-cell table:style-name="ce190" office:value-type="string">
            <text:p>Failed</text:p>
          </table:table-cell>
          <table:table-cell table:style-name="ce190" office:value-type="string">
            <text:p>TESTTN-741</text:p>
          </table:table-cell>
          <table:table-cell table:style-name="ce190" table:number-columns-repeated="233"/>
          <table:table-cell table:style-name="ce142" table:number-columns-repeated="9"/>
        </table:table-row>
        <table:table-row table:style-name="ro26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9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8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office:value-type="string">
            <text:p>Passed</text:p>
          </table:table-cell>
          <table:table-cell table:style-name="ce190" office:value-type="string">
            <text:p>Passed</text:p>
          </table:table-cell>
          <table:table-cell table:style-name="ce190" table:number-columns-repeated="234"/>
          <table:table-cell table:style-name="ce142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90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20" table:number-rows-repeated="10">
          <table:table-cell table:style-name="ce142" table:number-columns-repeated="255"/>
        </table:table-row>
        <table:table-row table:style-name="ro20" table:number-rows-repeated="6543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7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5T17:50:24.71</dc:date>
    <meta:print-date>2008-06-17T00:45:47</meta:print-date>
    <meta:editing-cycles>799</meta:editing-cycles>
    <meta:editing-duration>PT316H01M38S</meta:editing-duration>
    <dc:creator>Maamoun Soltani</dc:creator>
    <meta:document-statistic meta:table-count="4" meta:cell-count="481" meta:object-count="1"/>
    <meta:user-defined meta:name="Info 1"/>
    <meta:user-defined meta:name="Info 2"/>
    <meta:user-defined meta:name="Info 3"/>
    <meta:user-defined meta:name="Info 4"/>
  </office:meta>
</office:document-meta>
</file>